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3">
      <style:text-properties officeooo:rsid="0000a9ba" officeooo:paragraph-rsid="0000a9ba"/>
    </style:style>
    <style:style style:name="P2" style:family="paragraph" style:parent-style-name="Subtitle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00a9ba" officeooo:paragraph-rsid="0000a9ba"/>
    </style:style>
    <style:style style:name="P4" style:family="paragraph" style:parent-style-name="Text_20_body" style:list-style-name="L1">
      <style:text-properties officeooo:rsid="0000a9ba" officeooo:paragraph-rsid="0000a9ba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itle">
      <style:text-properties officeooo:rsid="0000a9ba" officeooo:paragraph-rsid="0000a9ba"/>
    </style:style>
    <style:style style:name="T1" style:family="text">
      <style:text-properties officeooo:rsid="0000a9ba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01. Programmierung mit Calliope mini</text:p>
      <text:p text:style-name="P2">- <text:span text:style-name="T1">Einstieg -</text:span></text:p>
      <text:p text:style-name="P5"><text:span text:style-name="T2"/></text:p>
      <text:h text:style-name="P1" text:outline-level="3">Konzept 1: E-V-A</text:h>
      <text:list text:style-name="L1">
        <text:list-item>
          <text:p text:style-name="P4">Eingabe</text:p>
        </text:list-item>
        <text:list-item>
          <text:p text:style-name="P4">Verarbeitung</text:p>
        </text:list-item>
        <text:list-item>
          <text:p text:style-name="P4">Ausgabe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0:29:35.844140898</meta:creation-date>
    <dc:date>2022-09-01T10:33:05.173122404</dc:date>
    <meta:editing-duration>PT3M30S</meta:editing-duration>
    <meta:editing-cycles>1</meta:editing-cycles>
    <meta:document-statistic meta:table-count="0" meta:image-count="0" meta:object-count="0" meta:page-count="1" meta:paragraph-count="6" meta:word-count="17" meta:character-count="93" meta:non-whitespace-character-count="85"/>
    <meta:generator>LibreOffice/7.4.0.3$Linux_X86_64 LibreOffice_project/40$Build-3</meta:generator>
  </office:meta>
</office:document-meta>
</file>